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70000015AF6D3A5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0.062cm" svg:y="0.079cm" svg:width="2.007cm" svg:height="1.143cm" draw:z-index="0"><draw:image xlink:href="Pictures/10000201000002570000015AF6D3A5D4.png" xlink:type="simple" xlink:show="embed" xlink:actuate="onLoad"/></draw:frame><draw:frame draw:style-name="fr1" draw:name="grafik2" text:anchor-type="paragraph" svg:x="2.067cm" svg:y="0.079cm" svg:width="2.007cm" svg:height="1.143cm" draw:z-index="1"><draw:image xlink:href="Pictures/10000201000002570000015AF6D3A5D4.png" xlink:type="simple" xlink:show="embed" xlink:actuate="onLoad"/></draw:frame><draw:frame draw:style-name="fr1" draw:name="grafik3" text:anchor-type="paragraph" svg:x="4.073cm" svg:y="0.079cm" svg:width="2.007cm" svg:height="1.143cm" draw:z-index="2"><draw:image xlink:href="Pictures/10000201000002570000015AF6D3A5D4.png" xlink:type="simple" xlink:show="embed" xlink:actuate="onLoad"/></draw:frame><draw:frame draw:style-name="fr1" draw:name="grafik4" text:anchor-type="paragraph" svg:x="6.078cm" svg:y="0.079cm" svg:width="2.007cm" svg:height="1.143cm" draw:z-index="3"><draw:image xlink:href="Pictures/10000201000002570000015AF6D3A5D4.png" xlink:type="simple" xlink:show="embed" xlink:actuate="onLoad"/></draw:frame><draw:frame draw:style-name="fr1" draw:name="grafik5" text:anchor-type="paragraph" svg:x="8.084cm" svg:y="0.079cm" svg:width="2.007cm" svg:height="1.143cm" draw:z-index="4"><draw:image xlink:href="Pictures/10000201000002570000015AF6D3A5D4.png" xlink:type="simple" xlink:show="embed" xlink:actuate="onLoad"/></draw:frame><draw:frame draw:style-name="fr1" draw:name="grafik6" text:anchor-type="paragraph" svg:x="10.089cm" svg:y="0.079cm" svg:width="2.007cm" svg:height="1.143cm" draw:z-index="5"><draw:image xlink:href="Pictures/10000201000002570000015AF6D3A5D4.png" xlink:type="simple" xlink:show="embed" xlink:actuate="onLoad"/></draw:frame><draw:frame draw:style-name="fr1" draw:name="grafik7" text:anchor-type="paragraph" svg:x="12.095cm" svg:y="0.079cm" svg:width="2.007cm" svg:height="1.143cm" draw:z-index="6"><draw:image xlink:href="Pictures/10000201000002570000015AF6D3A5D4.png" xlink:type="simple" xlink:show="embed" xlink:actuate="onLoad"/></draw:frame><draw:frame draw:style-name="fr1" draw:name="grafik8" text:anchor-type="paragraph" svg:x="14.101cm" svg:y="0.079cm" svg:width="2.007cm" svg:height="1.143cm" draw:z-index="7"><draw:image xlink:href="Pictures/10000201000002570000015AF6D3A5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smus Liljeberg</meta:initial-creator>
    <meta:creation-date>2017-11-30T14:24:01.51</meta:creation-date>
    <meta:document-statistic meta:table-count="0" meta:image-count="8" meta:object-count="0" meta:page-count="1" meta:paragraph-count="0" meta:word-count="0" meta:character-count="0"/>
    <dc:date>2017-11-30T14:27:36.48</dc:date>
    <dc:creator>Rasmus Liljeberg</dc:creator>
    <meta:editing-duration>PT3M35S</meta:editing-duration>
    <meta:editing-cycles>1</meta:editing-cycles>
    <meta:generator>OpenOffice/4.1.3$Win32 OpenOffice.org_project/413m1$Build-9783</meta:generator>
  </office:meta>
</office:document-meta>
</file>